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entonSansBBVA" svg:font-family="BentonSansBBV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b79f" officeooo:paragraph-rsid="0006b79f"/>
    </style:style>
    <style:style style:name="P2" style:family="paragraph" style:parent-style-name="Standard" style:list-style-name="L1">
      <style:text-properties officeooo:rsid="0006b79f" officeooo:paragraph-rsid="0006b79f"/>
    </style:style>
    <style:style style:name="P3" style:family="paragraph" style:parent-style-name="Standard" style:list-style-name="L2">
      <style:text-properties officeooo:rsid="0006b79f" officeooo:paragraph-rsid="0006b79f"/>
    </style:style>
    <style:style style:name="P4" style:family="paragraph" style:parent-style-name="Standard" style:list-style-name="L3">
      <style:text-properties officeooo:rsid="0006b79f" officeooo:paragraph-rsid="0006b79f"/>
    </style:style>
    <style:style style:name="P5" style:family="paragraph" style:parent-style-name="Standard" style:list-style-name="L3">
      <style:text-properties officeooo:rsid="00071539" officeooo:paragraph-rsid="00071539"/>
    </style:style>
    <style:style style:name="P6" style:family="paragraph" style:parent-style-name="Standard">
      <style:text-properties officeooo:rsid="00071539" officeooo:paragraph-rsid="00071539"/>
    </style:style>
    <style:style style:name="P7" style:family="paragraph" style:parent-style-name="Standard" style:list-style-name="L3">
      <style:text-properties fo:font-weight="bold" officeooo:rsid="00071539" officeooo:paragraph-rsid="00071539" style:font-weight-asian="bold" style:font-weight-complex="bold"/>
    </style:style>
    <style:style style:name="P8" style:family="paragraph" style:parent-style-name="Standard" style:list-style-name="L3">
      <style:text-properties fo:font-weight="bold" officeooo:rsid="00088eca" officeooo:paragraph-rsid="00088eca" style:font-weight-asian="bold" style:font-weight-complex="bold"/>
    </style:style>
    <style:style style:name="P9" style:family="paragraph" style:parent-style-name="Text_20_body" style:list-style-name="L3">
      <style:text-properties fo:font-variant="normal" fo:text-transform="none" style:font-name="BentonSansBBVA" fo:font-size="15pt" fo:font-style="normal" fo:font-weight="normal" officeooo:rsid="00088eca" officeooo:paragraph-rsid="00088eca" style:font-weight-asian="bold" style:font-weight-complex="bold"/>
    </style:style>
    <style:style style:name="P10" style:family="paragraph" style:parent-style-name="Text_20_body">
      <style:paragraph-properties fo:margin-left="0cm" fo:margin-right="0cm" fo:margin-top="0.847cm" fo:margin-bottom="0.45cm" loext:contextual-spacing="false" fo:line-height="125%" fo:text-indent="0cm" style:auto-text-indent="false" fo:padding="0cm" fo:border="none"/>
      <style:text-properties fo:font-variant="normal" fo:text-transform="none" style:font-name="BentonSansBBVA" fo:font-size="15pt" fo:font-style="normal" fo:font-weight="normal"/>
    </style:style>
    <style:style style:name="T1" style:family="text">
      <style:text-properties fo:font-variant="normal" fo:text-transform="none" fo:color="#666666" fo:letter-spacing="normal"/>
    </style:style>
    <style:style style:name="T2" style:family="text">
      <style:text-properties fo:font-variant="normal" fo:text-transform="none" fo:color="#666666" style:font-name="BentonSansBBVA" fo:font-size="15pt" fo:letter-spacing="normal" fo:font-style="normal" fo:font-weight="normal"/>
    </style:style>
    <style:style style:name="T3" style:family="text">
      <style:text-properties fo:font-variant="normal" fo:text-transform="none" fo:color="#666666" style:font-name="BentonSansBBVA" fo:font-size="15pt" fo:letter-spacing="normal" fo:font-style="normal" fo:font-weight="normal" officeooo:rsid="00088eca"/>
    </style:style>
    <style:style style:name="T4" style:family="text">
      <style:text-properties fo:font-variant="normal" fo:text-transform="none" fo:color="#2a86ca" style:text-line-through-style="none" style:text-line-through-type="none" style:font-name="BentonSansBBVA" fo:font-size="15pt" fo:font-style="normal" style:text-underline-style="none" fo:font-weight="normal" style:text-blinking="false" loext:padding="0cm" loext:border="none"/>
    </style:style>
    <style:style style:name="T5" style:family="text">
      <style:text-properties fo:color="#666666"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ikhila Script</text:p>
      <text:p text:style-name="P1">Recommendation microservice</text:p>
      <text:list xml:id="list1906732177" text:style-name="L1">
        <text:list-item>
          <text:p text:style-name="P2">Once a user logins, he will be recommended some products based on his favourite category.</text:p>
        </text:list-item>
        <text:list-item>
          <text:p text:style-name="P2">We used a NoSQL database for getting recommendations , Neo4j .</text:p>
        </text:list-item>
        <text:list-item>
          <text:p text:style-name="P2">Every time a new user registers and every time a new product gets uploaded , this microservice comsumes the data from kakfa message bus.</text:p>
        </text:list-item>
        <text:list-item>
          <text:p text:style-name="P2">Accorgingly nodes are created</text:p>
        </text:list-item>
      </text:list>
      <text:p text:style-name="P1">Search MicroService</text:p>
      <text:list xml:id="list158414593" text:style-name="L2">
        <text:list-item>
          <text:p text:style-name="P3">This enables a user search for any product.</text:p>
        </text:list-item>
        <text:list-item>
          <text:p text:style-name="P3">Similar to recommendation , search also consumes every time a new user registers and every time a new product gets uploaded</text:p>
        </text:list-item>
        <text:list-item>
          <text:p text:style-name="P3">Returns list of rent-items</text:p>
        </text:list-item>
      </text:list>
      <text:p text:style-name="P1">Neo4j Ontology</text:p>
      <text:list xml:id="list1384638313" text:style-name="L3">
        <text:list-item>
          <text:p text:style-name="P4">There are 3 different nodes created , and <text:s/>relationships are used <text:s/>to map each node to another</text:p>
        </text:list-item>
        <text:list-item>
          <text:p text:style-name="P4">User likes Category</text:p>
        </text:list-item>
        <text:list-item>
          <text:p text:style-name="P4">Product belongs_to Category</text:p>
        </text:list-item>
        <text:list-item>
          <text:p text:style-name="P5">user added product</text:p>
        </text:list-item>
        <text:list-item>
          <text:p text:style-name="P5">take an example user and explain</text:p>
        </text:list-item>
        <text:list-item>
          <text:p text:style-name="P7"><text:span text:style-name="T1"> </text:span><text:a xlink:type="simple" xlink:href="http://neo4j.com/" office:target-frame-name="_blank" xlink:show="new" text:style-name="Internet_20_link" text:visited-style-name="Visited_20_Internet_20_Link"><text:span text:style-name="T4">Neo4j</text:span></text:a><text:span text:style-name="T2">, which is a service implemented in Java</text:span></text:p>
        </text:list-item>
        <text:list-item>
          <text:p text:style-name="P8"><text:span text:style-name="T2">partition,capability,availability</text:span></text:p>
        </text:list-item>
        <text:list-item>
          <text:p text:style-name="P9"><text:span text:style-name="T5">Neo4j effectively connects people with our products and services, based on personal information, their profiles on social networks and their recent online activity. In this respect, graph databases are interesting because they are able to connect people and interests.</text:span></text:p>
        </text:list-item>
      </text:list>
      <text:p text:style-name="P10">With that information, a company can adjust its products and services to its target audience and customize the recommendation based on profiles. That is what allows the commercial accuracy and customer engagement to increase.</text:p>
      <text:list xml:id="list182343013426380" text:continue-numbering="true" text:style-name="L3">
        <text:list-item>
          <text:p text:style-name="P8"><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entonSansBBVA" svg:font-family="BentonSansBBV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21:39.128473464</meta:creation-date>
    <dc:date>2019-09-23T18:23:42.624730428</dc:date>
    <meta:editing-duration>PT3H41M55S</meta:editing-duration>
    <meta:editing-cycles>2</meta:editing-cycles>
    <meta:generator>LibreOffice/6.0.7.3$Linux_X86_64 LibreOffice_project/00m0$Build-3</meta:generator>
    <meta:document-statistic meta:table-count="0" meta:image-count="0" meta:object-count="0" meta:page-count="1" meta:paragraph-count="21" meta:word-count="225" meta:character-count="1360" meta:non-whitespace-character-count="1168"/>
  </office:meta>
</office:document-meta>
</file>